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1" style:family="text">
      <style:text-properties officeooo:rsid="000a129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- <text:span text:style-name="T1">Nghiên cứu mô hình huấn luyện SVM và thư viện LIBSVM.</text:span></text:p>
      <text:p text:style-name="Preformatted_20_Text">- <text:span text:style-name="T1">Tích hợp sử dụng vào C/C++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5-16T08:55:21.879602980</dc:date>
    <meta:document-statistic meta:table-count="0" meta:image-count="0" meta:object-count="0" meta:page-count="1" meta:paragraph-count="2" meta:word-count="19" meta:character-count="84" meta:non-whitespace-character-count="67"/>
    <meta:generator>LibreOffice/4.2.8.2$Linux_X86_64 LibreOffice_project/420m0$Build-2</meta:generator>
  </office:meta>
</office:document-meta>
</file>